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61cb9" officeooo:paragraph-rsid="00961cb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bf910b" officeooo:paragraph-rsid="00bf910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0c2ff" officeooo:paragraph-rsid="00c0c2f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28e2e" officeooo:paragraph-rsid="00c28e2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0c2f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b2f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0c2f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28e2e"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62504"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62504" officeooo:paragraph-rsid="00c62504"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style:use-window-font-color="true" style:text-line-through-style="none" style:text-line-through-type="none" style:font-name="Liberation Serif" fo:font-size="12pt" fo:language="fr" fo:country="FR" fo:font-style="normal" style:text-underline-style="none" fo:font-weight="normal" officeooo:rsid="00c3c12d" officeooo:paragraph-rsid="00c3c1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style:use-window-font-color="true" style:text-line-through-style="none" style:text-line-through-type="none" style:font-name="Bitstream Vera Sans Mono" fo:font-size="12pt" fo:language="fr" fo:country="FR" fo:font-style="normal" style:text-underline-style="none" fo:font-weight="normal" officeooo:rsid="00b913e6" officeooo:paragraph-rsid="00c6250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size="13pt" fo:language="fr" fo:country="FR" style:text-underline-style="solid" style:text-underline-width="auto" style:text-underline-color="font-color" officeooo:paragraph-rsid="00304eaf" style:font-size-asian="13pt" style:font-size-complex="13pt"/>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19" style:family="paragraph" style:parent-style-name="Text_20_body">
      <style:paragraph-properties fo:margin-top="0.1665in" fo:margin-bottom="0.111in" loext:contextual-spacing="false" fo:line-height="129%" fo:text-align="start" style:justify-single-word="false" fo:break-before="page" style:writing-mode="lr-tb"/>
      <style:text-properties fo:color="#0000ff" fo:font-size="18pt" fo:language="fr" fo:country="FR" officeooo:paragraph-rsid="001758b1" style:font-size-asian="18pt" style:font-size-complex="18pt"/>
    </style:style>
    <style:style style:name="P20"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21" style:family="paragraph" style:parent-style-name="Standard">
      <style:text-properties fo:language="fr" fo:country="FR"/>
    </style:style>
    <style:style style:name="P22" style:family="paragraph" style:parent-style-name="Title">
      <style:paragraph-properties fo:text-align="center" style:justify-single-word="false"/>
      <style:text-properties fo:language="fr" fo:country="FR"/>
    </style:style>
    <style:style style:name="P23" style:family="paragraph" style:parent-style-name="Subtitle">
      <style:paragraph-properties fo:text-align="center" style:justify-single-word="false"/>
      <style:text-properties fo:language="fr" fo:country="FR" officeooo:paragraph-rsid="002bca8c"/>
    </style:style>
    <style:style style:name="P24" style:family="paragraph" style:parent-style-name="Standard" style:master-page-name="Standard">
      <style:paragraph-properties fo:margin-top="0in" fo:margin-bottom="0in" loext:contextual-spacing="false" style:page-number="auto"/>
      <style:text-properties fo:language="fr" fo:country="FR"/>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61cb9" officeooo:paragraph-rsid="00c8cc5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16378" officeooo:paragraph-rsid="00d1637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2fc33" officeooo:paragraph-rsid="00d2fc33"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3c1c9" officeooo:paragraph-rsid="00d3c1c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normal" officeooo:rsid="00d2fc33" officeooo:paragraph-rsid="00d2fc33"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normal" officeooo:rsid="00d16378" officeooo:paragraph-rsid="00d1637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c28e2e"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8cc51" officeooo:paragraph-rsid="00c8cc51"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ae1d3" officeooo:paragraph-rsid="00cae1d3"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c7a32" officeooo:paragraph-rsid="00ce195d"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f6e79" officeooo:paragraph-rsid="00cf6e79"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f9ca8" officeooo:paragraph-rsid="00cf9ca8"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ff486" officeooo:paragraph-rsid="00cff48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e195d"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f6e79"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d16378"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d3c1c9"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2" style:family="paragraph" style:parent-style-name="Preformatted_20_Text">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f9ca8" officeooo:paragraph-rsid="00cf9ca8"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1" style:family="text">
      <style:text-properties fo:font-size="16pt" style:font-size-asian="16pt" style:font-size-complex="16pt"/>
    </style:style>
    <style:style style:name="T2" style:family="text">
      <style:text-properties fo:font-size="16pt" officeooo:rsid="00c8cc51" style:font-size-asian="16pt" style:font-size-complex="16pt"/>
    </style:style>
    <style:style style:name="T3" style:family="text">
      <style:text-properties officeooo:rsid="000286b5"/>
    </style:style>
    <style:style style:name="T4" style:family="text">
      <style:text-properties fo:color="#00000a"/>
    </style:style>
    <style:style style:name="T5"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6" style:family="text">
      <style:text-properties fo:color="#00000a" fo:font-weight="bold" style:font-weight-asian="bold" style:font-weight-complex="bold"/>
    </style:style>
    <style:style style:name="T7" style:family="text">
      <style:text-properties fo:color="#00000a" fo:font-weight="bold" officeooo:rsid="00beda61" style:font-weight-asian="bold" style:font-weight-complex="bold"/>
    </style:style>
    <style:style style:name="T8" style:family="text">
      <style:text-properties fo:color="#00000a" fo:font-weight="bold" officeooo:rsid="00c0c2ff" style:font-weight-asian="bold" style:font-weight-complex="bold"/>
    </style:style>
    <style:style style:name="T9" style:family="text">
      <style:text-properties fo:color="#00000a" fo:font-weight="bold" officeooo:rsid="00c28e2e" style:font-weight-asian="bold" style:font-weight-complex="bold"/>
    </style:style>
    <style:style style:name="T10" style:family="text">
      <style:text-properties fo:color="#00000a" fo:font-weight="bold" officeooo:rsid="00c62504" style:font-weight-asian="bold" style:font-weight-complex="bold"/>
    </style:style>
    <style:style style:name="T11" style:family="text">
      <style:text-properties fo:color="#00000a" fo:font-weight="bold" officeooo:rsid="00c8cc51" style:font-weight-asian="bold" style:font-weight-complex="bold"/>
    </style:style>
    <style:style style:name="T12" style:family="text">
      <style:text-properties fo:color="#00000a" fo:font-weight="bold" officeooo:rsid="00ce0caf" style:font-weight-asian="bold" style:font-weight-complex="bold"/>
    </style:style>
    <style:style style:name="T13" style:family="text">
      <style:text-properties fo:color="#00000a" fo:font-weight="bold" officeooo:rsid="00ce195d" style:font-weight-asian="bold" style:font-weight-complex="bold"/>
    </style:style>
    <style:style style:name="T14" style:family="text">
      <style:text-properties fo:color="#00000a" fo:font-weight="bold" officeooo:rsid="00cf6e79" style:font-weight-asian="bold" style:font-weight-complex="bold"/>
    </style:style>
    <style:style style:name="T15" style:family="text">
      <style:text-properties fo:color="#00000a" fo:font-weight="bold" officeooo:rsid="00cf9ca8" style:font-weight-asian="bold" style:font-weight-complex="bold"/>
    </style:style>
    <style:style style:name="T16" style:family="text">
      <style:text-properties fo:color="#00000a" officeooo:rsid="00c28e2e"/>
    </style:style>
    <style:style style:name="T17" style:family="text">
      <style:text-properties fo:color="#00000a" officeooo:rsid="00ca5035"/>
    </style:style>
    <style:style style:name="T18" style:family="text">
      <style:text-properties fo:color="#00000a" officeooo:rsid="00cae1d3"/>
    </style:style>
    <style:style style:name="T19" style:family="text">
      <style:text-properties fo:color="#00000a" officeooo:rsid="00cc7a32"/>
    </style:style>
    <style:style style:name="T20" style:family="text">
      <style:text-properties fo:color="#00000a" officeooo:rsid="00ce0caf"/>
    </style:style>
    <style:style style:name="T21" style:family="text">
      <style:text-properties fo:color="#00000a" officeooo:rsid="00ce195d"/>
    </style:style>
    <style:style style:name="T22" style:family="text">
      <style:text-properties fo:color="#00000a" officeooo:rsid="00cf9ca8"/>
    </style:style>
    <style:style style:name="T23" style:family="text">
      <style:text-properties fo:color="#00000a" style:font-name="Bitstream Vera Sans Mono"/>
    </style:style>
    <style:style style:name="T24" style:family="text">
      <style:text-properties fo:color="#00000a" officeooo:rsid="00cff486"/>
    </style:style>
    <style:style style:name="T25" style:family="text">
      <style:text-properties fo:color="#00000a" fo:font-size="13pt" style:text-underline-style="solid" style:text-underline-width="auto" style:text-underline-color="font-color" officeooo:rsid="009ccf7b" style:font-size-asian="13pt" style:font-size-complex="13pt"/>
    </style:style>
    <style:style style:name="T26" style:family="text">
      <style:text-properties fo:color="#00000a" fo:font-size="13pt" style:text-underline-style="solid" style:text-underline-width="auto" style:text-underline-color="font-color" officeooo:rsid="00d16378" style:font-size-asian="13pt" style:font-size-complex="13pt"/>
    </style:style>
    <style:style style:name="T27" style:family="text">
      <style:text-properties fo:color="#00000a" fo:font-size="13pt" style:text-underline-style="solid" style:text-underline-width="auto" style:text-underline-color="font-color" officeooo:rsid="00d3c1c9" style:font-size-asian="13pt" style:font-size-complex="13pt"/>
    </style:style>
    <style:style style:name="T28" style:family="text">
      <style:text-properties fo:font-variant="normal" fo:text-transform="none" fo:color="#00000a" style:text-line-through-style="none" style:text-line-through-type="none" style:font-name="Liberation Serif" fo:font-style="normal" fo:font-weight="bold" officeooo:rsid="00304eaf"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29" style:family="text">
      <style:text-properties fo:font-variant="normal" fo:text-transform="none" fo:color="#00000a" style:text-line-through-style="none" style:text-line-through-type="none" style:font-name="Liberation Serif" fo:font-style="normal" fo:font-weight="bold" officeooo:rsid="002eb9e4"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30"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31" style:family="text">
      <style:text-properties fo:font-variant="normal" fo:text-transform="none"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32" style:family="text">
      <style:text-properties fo:font-variant="normal" fo:text-transform="none" style:text-line-through-style="none" style:text-line-through-type="none" style:font-name="Liberation Serif" fo:font-style="normal" style:text-underline-style="none" fo:font-weight="bold" officeooo:rsid="0020412d" style:text-blinking="false" fo:background-color="transparent" loext:char-shading-value="0" style:font-name-asian="Calibri1" style:language-asian="en" style:country-asian="US" style:font-name-complex="DejaVu Sans" style:language-complex="ar" style:country-complex="SA"/>
    </style:style>
    <style:style style:name="T33"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34"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35"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36" style:family="text">
      <style:text-properties fo:font-variant="normal" fo:text-transform="none" style:text-line-through-style="none" style:text-line-through-type="none" style:font-name="Liberation Serif" fo:font-style="normal" style:text-underline-style="none" fo:font-weight="bold" officeooo:rsid="00a1f7da" style:text-blinking="false" style:font-name-asian="Calibri1" style:language-asian="en" style:country-asian="US" style:font-weight-asian="bold" style:font-name-complex="DejaVu Sans" style:language-complex="ar" style:country-complex="SA" style:font-weight-complex="bold"/>
    </style:style>
    <style:style style:name="T37" style:family="text">
      <style:text-properties fo:font-variant="normal" fo:text-transform="none" style:text-line-through-style="none" style:text-line-through-type="none" style:font-name="Liberation Serif" fo:font-style="normal" style:text-underline-style="none" fo:font-weight="bold" officeooo:rsid="00c0c2ff" style:text-blinking="false" style:font-name-asian="Calibri1" style:language-asian="en" style:country-asian="US" style:font-weight-asian="bold" style:font-name-complex="DejaVu Sans" style:language-complex="ar" style:country-complex="SA" style:font-weight-complex="bold"/>
    </style:style>
    <style:style style:name="T38" style:family="text">
      <style:text-properties fo:font-weight="bold" style:font-weight-asian="bold" style:font-weight-complex="bold"/>
    </style:style>
    <style:style style:name="T39" style:family="text">
      <style:text-properties officeooo:rsid="0078c785"/>
    </style:style>
    <style:style style:name="T40" style:family="text">
      <style:text-properties officeooo:rsid="00b506c3"/>
    </style:style>
    <style:style style:name="T41" style:family="text">
      <style:text-properties style:use-window-font-color="true"/>
    </style:style>
    <style:style style:name="T42" style:family="text">
      <style:text-properties style:use-window-font-color="true" officeooo:rsid="00bc35c7"/>
    </style:style>
    <style:style style:name="T43" style:family="text">
      <style:text-properties style:use-window-font-color="true" style:font-name="Bitstream Vera Sans Mono" officeooo:rsid="00b913e6"/>
    </style:style>
    <style:style style:name="T44" style:family="text">
      <style:text-properties style:use-window-font-color="true" style:font-name="Bitstream Vera Sans Mono" officeooo:rsid="00c3c12d"/>
    </style:style>
    <style:style style:name="T45" style:family="text">
      <style:text-properties style:use-window-font-color="true" fo:font-weight="bold" style:font-weight-asian="bold" style:font-weight-complex="bold"/>
    </style:style>
    <style:style style:name="T46" style:family="text">
      <style:text-properties style:use-window-font-color="true" officeooo:rsid="00c3c12d"/>
    </style:style>
    <style:style style:name="T47" style:family="text">
      <style:text-properties style:use-window-font-color="true" style:font-name="Liberation Serif" officeooo:rsid="00c3c12d"/>
    </style:style>
    <style:style style:name="T48" style:family="text">
      <style:text-properties style:font-name="Bitstream Vera Sans Mono" officeooo:rsid="00bad7ce"/>
    </style:style>
    <style:style style:name="T49" style:family="text">
      <style:text-properties officeooo:rsid="00c0c2ff"/>
    </style:style>
    <style:style style:name="T50" style:family="text">
      <style:text-properties officeooo:rsid="00c8cc51"/>
    </style:style>
    <style:style style:name="T51" style:family="text">
      <style:text-properties officeooo:rsid="00d16378"/>
    </style:style>
    <style:style style:name="T52" style:family="text">
      <style:text-properties officeooo:rsid="00d2fc33"/>
    </style:style>
    <style:style style:name="T53" style:family="text">
      <style:text-properties officeooo:rsid="00d3c1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0">30</text:span>/0<text:span text:style-name="T39">6</text:span>/202<text:span text:style-name="T3">1</text:span></text:p>
      <text:p text:style-name="P20">BETAILLE</text:p>
      <text:p text:style-name="P20">Antonin</text:p>
      <text:p text:style-name="P21"/>
      <text:p text:style-name="P21"/>
      <text:p text:style-name="P21"/>
      <text:p text:style-name="P21"/>
      <text:p text:style-name="P21"/>
      <text:p text:style-name="P21"/>
      <text:p text:style-name="P21"/>
      <text:p text:style-name="P21"/>
      <text:p text:style-name="P21"/>
      <text:p text:style-name="P21"/>
      <text:p text:style-name="P22">Compte-rendu Hebdomadaire <text:span text:style-name="T5">Bras Manipulateur</text:span></text:p>
      <text:p text:style-name="P23"><text:span text:style-name="T1">Semaine </text:span><text:span text:style-name="T2">10</text:span></text:p>
      <text:p text:style-name="P19"><text:span text:style-name="T31">Réunion p</text:span><text:span text:style-name="T32">r</text:span><text:span text:style-name="T31">ojet global </text:span><text:span text:style-name="T30">:</text:span></text:p>
      <text:p text:style-name="P17"><text:span text:style-name="T28">Objectif de la semaine </text:span><text:span text:style-name="T29">:</text:span></text:p>
      <text:p text:style-name="P3">→ <text:span text:style-name="T50">Développer la correction de positionnement lors de la préhension d’objet avec le Niryo</text:span></text:p>
      <text:p text:style-name="P25">→ <text:span text:style-name="T50">Augmenter la vitesse de réception des commandes en diminuant le nombre de connexions ssh</text:span></text:p>
      <text:p text:style-name="P18"><text:span text:style-name="T36">Avancement sur le déploiement</text:span><text:span text:style-name="T33"> </text:span><text:span text:style-name="T34">du Niryo One</text:span><text:span text:style-name="T35"> :</text:span></text:p>
      <text:p text:style-name="P8">- <text:span text:style-name="T50">Correction de la trajectoire</text:span></text:p>
      <text:p text:style-name="P10"><text:span text:style-name="T11">Utilisation du workspace</text:span><text:span text:style-name="T6"> :</text:span></text:p>
      <text:p text:style-name="P32"><text:span text:style-name="T16">A</text:span><text:span text:style-name="T4">mélioration attendue depuis longtemps, la correction de la trajectoire du bras en cas de mauvais positionnement de la base mobile, a enfin sa première version. </text:span></text:p>
      <text:p text:style-name="P32"><text:span text:style-name="T4">Pour rappel, les contraintes que sont la présence d’un workspace et le positionnement approximatif de la base mobile influe sur la capacité des fonctions du Niryo à réaliser la préhension d’un objet. En effet, si la position relative de la base du bras par rapport au workspace ne correspond pas </text:span><text:span text:style-name="T17">à celle prise en compte par le robot pendant la configuration du workspace, </text:span><text:span text:style-name="T18">la préhension n’aboutit pas. La pince vient se fermer à une distance correspondant à l’erreur de positionnement du positionnement de la base mobile.</text:span></text:p>
      <text:p text:style-name="P33"><text:span text:style-name="T4">Alors, puisque le workspace est nécessaire pour utiliser les fonction du Niryo, je me suis servi de celui-</text:span><text:span text:style-name="T19">ci pour aboutir à une solution. Il avait été pressenti d’estimer le déplacement du workspace pour venir ensuite modifier sa configuration avec les nouvelles positions des marqueurs. Cependant, bien que la détection des marqueurs était déjà possible, l’utilisation de ces coordonnées était soit trop complexe soit impossible pour redéfinir le workspace.</text:span></text:p>
      <text:p text:style-name="P34"><text:span text:style-name="T4">J’ai donc décidé de jouer sur la position du bras lorsque l’objet est détecté. Puisque l’erreur de position de préhension correspond à la translation du workspace par rapport </text:span><text:span text:style-name="T20">au workspace de référence</text:span><text:span text:style-name="T4">, il suffit de retrancher cette erreur à la position estimée </text:span><text:span text:style-name="T20">pour retomber sur la bonne position. </text:span></text:p>
      <text:p text:style-name="P34"><text:span text:style-name="T20"/></text:p>
      <text:p text:style-name="P38"><text:soft-page-break/><text:span text:style-name="T13">Fonctionnement</text:span><text:span text:style-name="T12"> </text:span><text:span text:style-name="T14">de la première correction </text:span><text:span text:style-name="T12">:</text:span></text:p>
      <text:p text:style-name="P34"><text:span text:style-name="T21">Pour réaliser la correction j’ai récupéré les fonctions de détection des marqueurs pour estimer la translation des marqueurs avec OpenCV. J’ai d’abord pris une photo du workspace lorsque le bras est parfaitement positionné grâce à sa caméra embarquée : c’est la photo témoin. Ensuite, avant de pouvoir utiliser le bras j’ai demandé à prendre une nouvelle photo pour comparer la position des marqueurs. De cette façon j’ai fait une moyenne des translations pour obtenir la translation à retrancher à la position du préhenseur. Cette correction me permet de palier à des problèmes d’erreur dans le cas où l’erreur de positionnement se fait par translations dans le plan du workspace.</text:span></text:p>
      <text:p text:style-name="P39"><text:span text:style-name="T14">Problème de rotation </text:span><text:span text:style-name="T12">:</text:span></text:p>
      <text:p text:style-name="P35"><text:span text:style-name="T21">L</text:span><text:span text:style-name="T4">orsque l’erreur de positionnement a pour origine une rotation selon a normale au workspace, le problème est un peu plus compliqué à gérer. Il ne suffit plus seulement de calculer la translation pour corriger la position du préhenseur car le repère a été changé. Alors plutôt que de passer par une solution à base de matrice de rotation j’ai préféré opérer en deux temps. Tout d’abord, corriger la rotation au niveau du turtlebot et ensuite laisser la première correction finir le travail. Pour cela j’ai estimé l’erreur d’orientation de la base mobile à l’aide de la caméra du Niryo pour ensuite faire tourner le niryo d’un angle équivalent dans le sens inverse pour corriger l’erreur.</text:span></text:p>
      <text:p text:style-name="P39"><text:span text:style-name="T13">Fonctionnement</text:span><text:span text:style-name="T12"> </text:span><text:span text:style-name="T14">de la deuxième erreur </text:span><text:span text:style-name="T12">:</text:span></text:p>
      <text:p text:style-name="P35"><text:span text:style-name="T20">L’</text:span><text:span text:style-name="T4">erreur d’orientation est </text:span><text:span text:style-name="T22">calculée grâce à la fonction </text:span><text:span text:style-name="T15">arctan2 </text:span><text:span text:style-name="T22">qui me permet de connaître l’angle dirigé entre 2 vecteurs. Les deux vecteurs de référence sont :</text:span></text:p>
      <text:p text:style-name="P35"><text:span text:style-name="T22">- le vecteur défini par les coordonnées des deux marqueurs inférieurs du workspace</text:span></text:p>
      <text:p text:style-name="P35"><text:span text:style-name="T22">- un vecteur arbitraire (x;0)</text:span></text:p>
      <text:p text:style-name="P36"><text:span text:style-name="T4">Le calcul qui en découle est le suivant :</text:span></text:p>
      <text:p text:style-name="P42"><text:span text:style-name="Source_20_Text"><text:span text:style-name="T23">angle = atan2(vector2.y, vector2.x) - atan2(vector1.y, vector1.x);</text:span></text:span></text:p>
      <text:p text:style-name="P37"><text:span text:style-name="T4">J’utilise ce calcul avec la photo témoin puis avec la photo de test avant l’action du bras.</text:span></text:p>
      <text:p text:style-name="P36"><text:soft-page-break/><text:span text:style-name="T22">U</text:span><text:span text:style-name="T4">ne fois la valeur de </text:span><text:span text:style-name="T24">l’angle de la photo de test</text:span><text:span text:style-name="T4"> connue je l’utilise dans une fonction permettant au turtlebot de se réorienter en publiant sur le topic </text:span><text:span text:style-name="T6">/cmd_vel</text:span><text:span text:style-name="T4">. En connaissant la vitesse de rotation du turtlebot je peux lui ordonner d’effectuer une rotation pendant le temps nécessaire </text:span><text:span text:style-name="T24">pour effectuer la correction en orientation. Une fois la rotation terminée je demande au programme d’appliquer la correction en translation.</text:span></text:p>
      <text:p text:style-name="P40">- <text:span text:style-name="T51">Fluidité de communication</text:span></text:p>
      <text:p text:style-name="P40"><text:span text:style-name="T26">Unification des scripts du Niryo </text:span><text:span text:style-name="T25"> :</text:span></text:p>
      <text:p text:style-name="P26">Lors du précédent CR, j’expliquais que j’avais un script pour chaque action : ce n’est désormais plus le cas. </text:p>
      <text:p text:style-name="P30">Le principe était le suivant :</text:p>
      <text:p text:style-name="P26">- clic sur un bouton</text:p>
      <text:p text:style-name="P26">- communication de l’information au node <text:span text:style-name="T38">/niryo_control</text:span></text:p>
      <text:p text:style-name="P26">- dans le switch, appel du roslaunch de l’action</text:p>
      <text:p text:style-name="P26">- le roslaunch lance le fichier bash de l’action</text:p>
      <text:p text:style-name="P26">- le fichier bash effectue une connexion ssh avec le Niryo puis demande l’exécution du programme python de l’action.</text:p>
      <text:p text:style-name="P26">- le programme vérifie la calibration puis le bras se met en mouvement</text:p>
      <text:p text:style-name="P26">- à la fin de l’action le programme publie sur un topic que l’action est finie</text:p>
      <text:p text:style-name="P26">- le programme se termine, quittant le terminal et coupant la connexion ssh</text:p>
      <text:p text:style-name="P26">Ce procédé était fonctionnel mais à chaque appel de programme, il fallait attendre plusieurs secondes avant que le bras ne se mette à bouger. En effet, les connexions ssh, bien que relativement rapides, ralentiss<text:span text:style-name="T52">ai</text:span>ent quand même la mise en <text:span text:style-name="T52">marche du bras.</text:span></text:p>
      <text:p text:style-name="P29">J’ai d’ailleurs tenté d’accélérer un peu la procédure de cette façon :</text:p>
      <text:p text:style-name="P27">https://linux-tips.com/t/disabling-reverse-dns-lookups-in-ssh/222</text:p>
      <text:p text:style-name="P4"/>
      <text:p text:style-name="P27"><text:soft-page-break/>C’est pourquoi j’ai converti les programmes <text:span text:style-name="T38">ranger.py</text:span> et <text:span text:style-name="T38">servir.py</text:span> en un seul programme où les actions sont traduites par des fonctions. Ce changement a également rendu le programme <text:span text:style-name="T38">activation.py</text:span> (qui lance la calibration au lancement du système) obsolète puisque toutes les actions relatives au Niryo ont été centralisées. </text:p>
      <text:p text:style-name="P27">J’ai donc changé quelques principe de fonctionnement pour que certaines communications se fassent à l’intérieur du programme et plus <text:span text:style-name="T53">par l’intermédiaire du node</text:span> <text:span text:style-name="T38">/niryo_control</text:span></text:p>
      <text:p text:style-name="P4"/>
      <text:p text:style-name="P41"><text:span text:style-name="T27">Ajout de la correction</text:span><text:span text:style-name="T26"> </text:span><text:span text:style-name="T25"> :</text:span></text:p>
      <text:p text:style-name="P28">La correction a été intercalée entre la calibration et la boucle while dans laquelle le Niryo attend ses commandes.</text:p>
      <text:p text:style-name="P28">Elle prend également la forme d’une boucle while qui commence par la prise du photo de test permettant de vérifier les erreurs de positionnement. S’il y a une erreur de rotation en fin de première boucle, la base mobile se réoriente. Puis une nouvelle photo est prise et les valeurs de translations sont recalculées avant d’être utilisée en argument des fonctions ranger et servir</text:p>
      <text:p text:style-name="P5"/>
      <text:p text:style-name="P31"><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7-12T16:23:08.166905045</dc:date>
    <meta:editing-cycles>105</meta:editing-cycles>
    <meta:editing-duration>P1DT9H59M11S</meta:editing-duration>
    <meta:generator>LibreOffice/5.1.6.2$Linux_X86_64 LibreOffice_project/10m0$Build-2</meta:generator>
    <meta:document-statistic meta:table-count="0" meta:image-count="0" meta:object-count="0" meta:page-count="5" meta:paragraph-count="49" meta:word-count="1018" meta:character-count="6330" meta:non-whitespace-character-count="53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